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b376" officeooo:paragraph-rsid="000cb376"/>
    </style:style>
    <style:style style:name="P2" style:family="paragraph" style:parent-style-name="Standard">
      <style:paragraph-properties fo:text-align="start" style:justify-single-word="false"/>
      <style:text-properties officeooo:rsid="000cb376" officeooo:paragraph-rsid="000cb376"/>
    </style:style>
    <style:style style:name="P3" style:family="paragraph" style:parent-style-name="Standard">
      <style:paragraph-properties fo:text-align="start" style:justify-single-word="false"/>
      <style:text-properties officeooo:rsid="000e5ccf" officeooo:paragraph-rsid="000e5ccf"/>
    </style:style>
    <style:style style:name="P4" style:family="paragraph" style:parent-style-name="Standard">
      <style:paragraph-properties fo:text-align="start" style:justify-single-word="false"/>
      <style:text-properties officeooo:rsid="000fef6c" officeooo:paragraph-rsid="000fef6c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e5ccf" officeooo:paragraph-rsid="000fef6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rsid="000e5ccf" officeooo:paragraph-rsid="000e5ccf"/>
    </style:style>
    <style:style style:name="P7" style:family="paragraph" style:parent-style-name="Standard">
      <style:paragraph-properties fo:text-align="start" style:justify-single-word="false"/>
      <style:text-properties officeooo:rsid="0011f2f6" officeooo:paragraph-rsid="0011f2f6"/>
    </style:style>
    <style:style style:name="T1" style:family="text">
      <style:text-properties officeooo:rsid="000fef6c"/>
    </style:style>
    <style:style style:name="T2" style:family="text">
      <style:text-properties officeooo:rsid="00117e59"/>
    </style:style>
    <style:style style:name="T3" style:family="text">
      <style:text-properties fo:font-style="italic" officeooo:rsid="00117e59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 Year Report</text:p>
      <text:p text:style-name="P1"/>
      <text:p text:style-name="P2"/>
      <text:p text:style-name="P3">Contents:</text:p>
      <text:p text:style-name="P3"/>
      <text:p text:style-name="P7">Introduction – convey the scope of your project, aims and objectives</text:p>
      <text:p text:style-name="P3"/>
      <text:p text:style-name="P3">Critical evaluation</text:p>
      <text:p text:style-name="P3">- Game Idea – the idea and concept of the game</text:p>
      <text:p text:style-name="P3">- Methods of implementation – how I thought I might implement the game</text:p>
      <text:p text:style-name="P3">- Types of software – <text:span text:style-name="T2">C++, </text:span>OpenGl, SDL2.0 ...</text:p>
      <text:p text:style-name="P3">- Actual implementation – how the code has been implemented against different methods </text:p>
      <text:p text:style-name="P3">- Program code – how clean the code is and how easy it is to understand (with minimal comments)</text:p>
      <text:p text:style-name="P3">- Program documentation – how well the code has been commented / documented</text:p>
      <text:p text:style-name="P3">- Program building – linux / windows</text:p>
      <text:p text:style-name="P3">- Game features – Game play, aesthetics, music, etc...</text:p>
      <text:p text:style-name="P3"/>
      <text:p text:style-name="P3">background research</text:p>
      <text:p text:style-name="P3">- Different software I could have used</text:p>
      <text:p text:style-name="P3">- Different implementations of software used to create certain features of the game – etc. camera</text:p>
      <text:p text:style-name="P3">- <text:span text:style-name="T2">Different C++ tutorials and examples that were available.</text:span></text:p>
      <text:p text:style-name="P3">- <text:span text:style-name="T2">Different C++/OpenGL resources that are available</text:span></text:p>
      <text:p text:style-name="P3">- <text:span text:style-name="T1">More stuff?</text:span></text:p>
      <text:p text:style-name="P3"/>
      <text:p text:style-name="P3">methodology and planning</text:p>
      <text:p text:style-name="P4">- Scrum – where I would work to reach a goal, adapt to problems, keeping an empirical approach and accepting problems that cannot be overcome, maximizing my ability to quickly produce a high-level of code.</text:p>
      <text:p text:style-name="P3"/>
      <text:p text:style-name="P3">assessment of progress</text:p>
      <text:p text:style-name="P3">- problems encountered, their solutions and lessons learned</text:p>
      <text:p text:style-name="P4">(the camera class) <text:span text:style-name="T3">grrrr </text:span></text:p>
      <text:p text:style-name="P3"/>
      <text:p text:style-name="P3">further areas of possible investigation or enhancements</text:p>
      <text:p text:style-name="P4">- More game features</text:p>
      <text:p text:style-name="P4">- Better graphics/music, more variety in enemies/weaponry.</text:p>
      <text:p text:style-name="P3"/>
      <text:p text:style-name="P3">assessment of success &amp; failure</text:p>
      <text:p text:style-name="P4">(Dunno yet)</text:p>
      <text:p text:style-name="P3"/>
      <text:p text:style-name="P3">development lifecycle</text:p>
      <text:p text:style-name="P4">(wrote some code, wrote some more...)</text:p>
      <text:p text:style-name="P3"/>
      <text:p text:style-name="P3">original project plan.</text:p>
      <text:p text:style-name="P5">- Interim Planning and Research Repor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01:28:19.194841818</meta:creation-date>
    <dc:date>2015-02-19T14:16:07.232683235</dc:date>
    <meta:editing-duration>PT38M24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1" meta:paragraph-count="32" meta:word-count="239" meta:character-count="1526" meta:non-whitespace-character-count="1305"/>
  </office:meta>
</office:document-meta>
</file>